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secs" table:style-name="ta1">
        <table:shapes>
          <draw:frame draw:z-index="0" draw:style-name="gr1" draw:text-style-name="P1" svg:width="34.994cm" svg:height="17.83cm" svg:x="4.006cm" svg:y="0.445cm">
            <draw:object draw:notify-on-update-of-ranges="msecs.A1:msecs.A1 msecs.A2:msecs.A393 msecs.B1:msecs.B1 msecs.B2:msecs.B393 msecs.A1:msecs.A1 msecs.A2:msecs.A393 msecs.C1:msecs.C1 msecs.C2:msecs.C3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mark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1548" calcext:value-type="float">
            <text:p>1548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783" calcext:value-type="float">
            <text:p>3783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150" calcext:value-type="float">
            <text:p>4150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4528" calcext:value-type="float">
            <text:p>4528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4903" calcext:value-type="float">
            <text:p>4903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5271" calcext:value-type="float">
            <text:p>5271</text:p>
          </table:table-cell>
          <table:table-cell/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451" calcext:value-type="float">
            <text:p>5451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6179" calcext:value-type="float">
            <text:p>6179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6729" calcext:value-type="float">
            <text:p>6729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918" calcext:value-type="float">
            <text:p>6918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7477" calcext:value-type="float">
            <text:p>7477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7847" calcext:value-type="float">
            <text:p>7847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8215" calcext:value-type="float">
            <text:p>8215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476" calcext:value-type="float">
            <text:p>8476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9148" calcext:value-type="float">
            <text:p>9148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9514" calcext:value-type="float">
            <text:p>9514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float" office:value="10425" calcext:value-type="float">
            <text:p>10425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10984" calcext:value-type="float">
            <text:p>10984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1354" calcext:value-type="float">
            <text:p>11354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1726" calcext:value-type="float">
            <text:p>11726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12462" calcext:value-type="float">
            <text:p>12462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2844" calcext:value-type="float">
            <text:p>12844</text:p>
          </table:table-cell>
          <table:table-cell/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914" calcext:value-type="float">
            <text:p>1291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3206" calcext:value-type="float">
            <text:p>13206</text:p>
          </table:table-cell>
          <table:table-cell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3467" calcext:value-type="float">
            <text:p>13467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13578" calcext:value-type="float">
            <text:p>13578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650" calcext:value-type="float">
            <text:p>1365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3741" calcext:value-type="float">
            <text:p>13741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027" calcext:value-type="float">
            <text:p>14027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14297" calcext:value-type="float">
            <text:p>14297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4398" calcext:value-type="float">
            <text:p>1439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4488" calcext:value-type="float">
            <text:p>14488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4858" calcext:value-type="float">
            <text:p>14858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5136" calcext:value-type="float">
            <text:p>15136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15234" calcext:value-type="float">
            <text:p>15234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324" calcext:value-type="float">
            <text:p>1532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5413" calcext:value-type="float">
            <text:p>15413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672" calcext:value-type="float">
            <text:p>15672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15784" calcext:value-type="float">
            <text:p>15784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854" calcext:value-type="float">
            <text:p>1585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6162" calcext:value-type="float">
            <text:p>16162</text:p>
          </table:table-cell>
          <table:table-cell/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6231" calcext:value-type="float">
            <text:p>1623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6531" calcext:value-type="float">
            <text:p>16531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6721" calcext:value-type="float">
            <text:p>16721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971" calcext:value-type="float">
            <text:p>16971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7090" calcext:value-type="float">
            <text:p>17090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340" calcext:value-type="float">
            <text:p>1734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7620" calcext:value-type="float">
            <text:p>17620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7720" calcext:value-type="float">
            <text:p>177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7809" calcext:value-type="float">
            <text:p>1780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899" calcext:value-type="float">
            <text:p>1789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7990" calcext:value-type="float">
            <text:p>17990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277" calcext:value-type="float">
            <text:p>18277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18368" calcext:value-type="float">
            <text:p>18368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459" calcext:value-type="float">
            <text:p>1845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8548" calcext:value-type="float">
            <text:p>18548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829" calcext:value-type="float">
            <text:p>18829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18928" calcext:value-type="float">
            <text:p>18928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017" calcext:value-type="float">
            <text:p>1901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9297" calcext:value-type="float">
            <text:p>19297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9547" calcext:value-type="float">
            <text:p>19547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9849" calcext:value-type="float">
            <text:p>19849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9919" calcext:value-type="float">
            <text:p>1991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224" calcext:value-type="float">
            <text:p>20224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0294" calcext:value-type="float">
            <text:p>2029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413" calcext:value-type="float">
            <text:p>20413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483" calcext:value-type="float">
            <text:p>20483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592" calcext:value-type="float">
            <text:p>20592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663" calcext:value-type="float">
            <text:p>2066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0964" calcext:value-type="float">
            <text:p>20964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1033" calcext:value-type="float">
            <text:p>21033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1313" calcext:value-type="float">
            <text:p>21313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1962" calcext:value-type="float">
            <text:p>21962</text:p>
          </table:table-cell>
          <table:table-cell office:value-type="float" office:value="649" calcext:value-type="float">
            <text:p>649</text:p>
          </table:table-cell>
          <table:table-cell/>
        </table:table-row>
        <table:table-row table:style-name="ro1">
          <table:table-cell office:value-type="float" office:value="22241" calcext:value-type="float">
            <text:p>22241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2521" calcext:value-type="float">
            <text:p>22521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2610" calcext:value-type="float">
            <text:p>22610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711" calcext:value-type="float">
            <text:p>2271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2801" calcext:value-type="float">
            <text:p>2280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892" calcext:value-type="float">
            <text:p>2289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2982" calcext:value-type="float">
            <text:p>22982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081" calcext:value-type="float">
            <text:p>2308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3171" calcext:value-type="float">
            <text:p>2317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430" calcext:value-type="float">
            <text:p>23430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539" calcext:value-type="float">
            <text:p>23539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167" calcext:value-type="float">
            <text:p>24167</text:p>
          </table:table-cell>
          <table:table-cell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float" office:value="24287" calcext:value-type="float">
            <text:p>24287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356" calcext:value-type="float">
            <text:p>24356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4472" calcext:value-type="float">
            <text:p>24472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4842" calcext:value-type="float">
            <text:p>24842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912" calcext:value-type="float">
            <text:p>2491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11" calcext:value-type="float">
            <text:p>25011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282" calcext:value-type="float">
            <text:p>25282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5382" calcext:value-type="float">
            <text:p>2538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473" calcext:value-type="float">
            <text:p>2547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5745" calcext:value-type="float">
            <text:p>25745</text:p>
          </table:table-cell>
          <table:table-cell/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5846" calcext:value-type="float">
            <text:p>25846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5934" calcext:value-type="float">
            <text:p>25934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6303" calcext:value-type="float">
            <text:p>26303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584" calcext:value-type="float">
            <text:p>26584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6673" calcext:value-type="float">
            <text:p>26673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301" calcext:value-type="float">
            <text:p>27301</text:p>
          </table:table-cell>
          <table:table-cell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float" office:value="27420" calcext:value-type="float">
            <text:p>27420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7672" calcext:value-type="float">
            <text:p>27672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7975" calcext:value-type="float">
            <text:p>27975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8053" calcext:value-type="float">
            <text:p>2805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8163" calcext:value-type="float">
            <text:p>28163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8421" calcext:value-type="float">
            <text:p>28421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8722" calcext:value-type="float">
            <text:p>28722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793" calcext:value-type="float">
            <text:p>2879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8883" calcext:value-type="float">
            <text:p>28883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982" calcext:value-type="float">
            <text:p>28982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9251" calcext:value-type="float">
            <text:p>29251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9351" calcext:value-type="float">
            <text:p>293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9440" calcext:value-type="float">
            <text:p>29440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720" calcext:value-type="float">
            <text:p>29720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9999" calcext:value-type="float">
            <text:p>29999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0088" calcext:value-type="float">
            <text:p>30088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0188" calcext:value-type="float">
            <text:p>3018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278" calcext:value-type="float">
            <text:p>3027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0554" calcext:value-type="float">
            <text:p>30554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0653" calcext:value-type="float">
            <text:p>3065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0923" calcext:value-type="float">
            <text:p>30923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1181" calcext:value-type="float">
            <text:p>31181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31482" calcext:value-type="float">
            <text:p>31482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552" calcext:value-type="float">
            <text:p>3155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1670" calcext:value-type="float">
            <text:p>31670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1741" calcext:value-type="float">
            <text:p>3174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2041" calcext:value-type="float">
            <text:p>32041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111" calcext:value-type="float">
            <text:p>3211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2230" calcext:value-type="float">
            <text:p>32230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2479" calcext:value-type="float">
            <text:p>32479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32578" calcext:value-type="float">
            <text:p>32578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668" calcext:value-type="float">
            <text:p>3266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2948" calcext:value-type="float">
            <text:p>32948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3037" calcext:value-type="float">
            <text:p>3303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3136" calcext:value-type="float">
            <text:p>33136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225" calcext:value-type="float">
            <text:p>3322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3315" calcext:value-type="float">
            <text:p>33315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594" calcext:value-type="float">
            <text:p>33594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33876" calcext:value-type="float">
            <text:p>33876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3965" calcext:value-type="float">
            <text:p>3396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4252" calcext:value-type="float">
            <text:p>34252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4341" calcext:value-type="float">
            <text:p>3434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4619" calcext:value-type="float">
            <text:p>34619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4877" calcext:value-type="float">
            <text:p>34877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34987" calcext:value-type="float">
            <text:p>34987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5056" calcext:value-type="float">
            <text:p>35056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5365" calcext:value-type="float">
            <text:p>35365</text:p>
          </table:table-cell>
          <table:table-cell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5434" calcext:value-type="float">
            <text:p>3543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5736" calcext:value-type="float">
            <text:p>35736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806" calcext:value-type="float">
            <text:p>3580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5916" calcext:value-type="float">
            <text:p>35916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6173" calcext:value-type="float">
            <text:p>36173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36263" calcext:value-type="float">
            <text:p>36263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543" calcext:value-type="float">
            <text:p>36543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36822" calcext:value-type="float">
            <text:p>36822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6921" calcext:value-type="float">
            <text:p>3692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7011" calcext:value-type="float">
            <text:p>3701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101" calcext:value-type="float">
            <text:p>3710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7201" calcext:value-type="float">
            <text:p>372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470" calcext:value-type="float">
            <text:p>37470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37570" calcext:value-type="float">
            <text:p>3757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660" calcext:value-type="float">
            <text:p>3766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7752" calcext:value-type="float">
            <text:p>37752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8036" calcext:value-type="float">
            <text:p>38036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38127" calcext:value-type="float">
            <text:p>38127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8217" calcext:value-type="float">
            <text:p>3821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8497" calcext:value-type="float">
            <text:p>38497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9127" calcext:value-type="float">
            <text:p>39127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float" office:value="39425" calcext:value-type="float">
            <text:p>39425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9685" calcext:value-type="float">
            <text:p>39685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39796" calcext:value-type="float">
            <text:p>39796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866" calcext:value-type="float">
            <text:p>3986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9985" calcext:value-type="float">
            <text:p>39985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053" calcext:value-type="float">
            <text:p>40053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0143" calcext:value-type="float">
            <text:p>40143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233" calcext:value-type="float">
            <text:p>4023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332" calcext:value-type="float">
            <text:p>40332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611" calcext:value-type="float">
            <text:p>40611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40702" calcext:value-type="float">
            <text:p>40702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792" calcext:value-type="float">
            <text:p>4079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1079" calcext:value-type="float">
            <text:p>41079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1351" calcext:value-type="float">
            <text:p>41351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41630" calcext:value-type="float">
            <text:p>41630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2262" calcext:value-type="float">
            <text:p>42262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42379" calcext:value-type="float">
            <text:p>42379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2448" calcext:value-type="float">
            <text:p>42448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42749" calcext:value-type="float">
            <text:p>42749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43307" calcext:value-type="float">
            <text:p>43307</text:p>
          </table:table-cell>
          <table:table-cell/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3377" calcext:value-type="float">
            <text:p>4337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3488" calcext:value-type="float">
            <text:p>43488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3749" calcext:value-type="float">
            <text:p>43749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44019" calcext:value-type="float">
            <text:p>44019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4119" calcext:value-type="float">
            <text:p>441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4209" calcext:value-type="float">
            <text:p>44209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297" calcext:value-type="float">
            <text:p>4429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4578" calcext:value-type="float">
            <text:p>44578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4676" calcext:value-type="float">
            <text:p>44676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4958" calcext:value-type="float">
            <text:p>44958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5226" calcext:value-type="float">
            <text:p>45226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45511" calcext:value-type="float">
            <text:p>45511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5601" calcext:value-type="float">
            <text:p>4560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5882" calcext:value-type="float">
            <text:p>45882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5952" calcext:value-type="float">
            <text:p>4595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6249" calcext:value-type="float">
            <text:p>46249</text:p>
          </table:table-cell>
          <table:table-cell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6509" calcext:value-type="float">
            <text:p>46509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46809" calcext:value-type="float">
            <text:p>46809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6879" calcext:value-type="float">
            <text:p>4687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7000" calcext:value-type="float">
            <text:p>47000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247" calcext:value-type="float">
            <text:p>47247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47365" calcext:value-type="float">
            <text:p>47365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7996" calcext:value-type="float">
            <text:p>47996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48275" calcext:value-type="float">
            <text:p>48275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8365" calcext:value-type="float">
            <text:p>4836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8462" calcext:value-type="float">
            <text:p>48462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552" calcext:value-type="float">
            <text:p>4855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8832" calcext:value-type="float">
            <text:p>48832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8921" calcext:value-type="float">
            <text:p>4892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9011" calcext:value-type="float">
            <text:p>4901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9291" calcext:value-type="float">
            <text:p>49291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49391" calcext:value-type="float">
            <text:p>4939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481" calcext:value-type="float">
            <text:p>4948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9762" calcext:value-type="float">
            <text:p>49762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0011" calcext:value-type="float">
            <text:p>50011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50320" calcext:value-type="float">
            <text:p>50320</text:p>
          </table:table-cell>
          <table:table-cell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0390" calcext:value-type="float">
            <text:p>5039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0499" calcext:value-type="float">
            <text:p>50499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1131" calcext:value-type="float">
            <text:p>51131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51242" calcext:value-type="float">
            <text:p>51242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1498" calcext:value-type="float">
            <text:p>51498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51778" calcext:value-type="float">
            <text:p>51778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1877" calcext:value-type="float">
            <text:p>5187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51968" calcext:value-type="float">
            <text:p>51968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2057" calcext:value-type="float">
            <text:p>5205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52147" calcext:value-type="float">
            <text:p>52147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426" calcext:value-type="float">
            <text:p>52426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52526" calcext:value-type="float">
            <text:p>525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615" calcext:value-type="float">
            <text:p>5261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52706" calcext:value-type="float">
            <text:p>52706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2984" calcext:value-type="float">
            <text:p>52984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53263" calcext:value-type="float">
            <text:p>53263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3522" calcext:value-type="float">
            <text:p>53522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53631" calcext:value-type="float">
            <text:p>5363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3702" calcext:value-type="float">
            <text:p>53702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54012" calcext:value-type="float">
            <text:p>54012</text:p>
          </table:table-cell>
          <table:table-cell/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4073" calcext:value-type="float">
            <text:p>5407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54192" calcext:value-type="float">
            <text:p>54192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4262" calcext:value-type="float">
            <text:p>5426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4562" calcext:value-type="float">
            <text:p>54562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631" calcext:value-type="float">
            <text:p>5463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54752" calcext:value-type="float">
            <text:p>54752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4821" calcext:value-type="float">
            <text:p>5482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55120" calcext:value-type="float">
            <text:p>55120</text:p>
          </table:table-cell>
          <table:table-cell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6681" calcext:value-type="float">
            <text:p>56681</text:p>
          </table:table-cell>
          <table:table-cell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float" office:value="56772" calcext:value-type="float">
            <text:p>56772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6861" calcext:value-type="float">
            <text:p>5686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57140" calcext:value-type="float">
            <text:p>57140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7210" calcext:value-type="float">
            <text:p>5721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7517" calcext:value-type="float">
            <text:p>57517</text:p>
          </table:table-cell>
          <table:table-cell/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7769" calcext:value-type="float">
            <text:p>57769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57889" calcext:value-type="float">
            <text:p>57889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8137" calcext:value-type="float">
            <text:p>58137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58258" calcext:value-type="float">
            <text:p>58258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8327" calcext:value-type="float">
            <text:p>5832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58625" calcext:value-type="float">
            <text:p>58625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8697" calcext:value-type="float">
            <text:p>586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8816" calcext:value-type="float">
            <text:p>58816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58975" calcext:value-type="float">
            <text:p>58975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253" calcext:value-type="float">
            <text:p>59253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59534" calcext:value-type="float">
            <text:p>59534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9623" calcext:value-type="float">
            <text:p>5962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59724" calcext:value-type="float">
            <text:p>59724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9814" calcext:value-type="float">
            <text:p>5981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60093" calcext:value-type="float">
            <text:p>60093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0182" calcext:value-type="float">
            <text:p>6018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60282" calcext:value-type="float">
            <text:p>6028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558" calcext:value-type="float">
            <text:p>60558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60840" calcext:value-type="float">
            <text:p>60840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60910" calcext:value-type="float">
            <text:p>6091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1209" calcext:value-type="float">
            <text:p>61209</text:p>
          </table:table-cell>
          <table:table-cell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1279" calcext:value-type="float">
            <text:p>6127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1580" calcext:value-type="float">
            <text:p>61580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1833" calcext:value-type="float">
            <text:p>61833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62137" calcext:value-type="float">
            <text:p>62137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62207" calcext:value-type="float">
            <text:p>6220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2505" calcext:value-type="float">
            <text:p>62505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2767" calcext:value-type="float">
            <text:p>62767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62856" calcext:value-type="float">
            <text:p>62856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508" calcext:value-type="float">
            <text:p>63508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63787" calcext:value-type="float">
            <text:p>63787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4066" calcext:value-type="float">
            <text:p>64066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64336" calcext:value-type="float">
            <text:p>64336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4435" calcext:value-type="float">
            <text:p>6443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64709" calcext:value-type="float">
            <text:p>64709</text:p>
          </table:table-cell>
          <table:table-cell/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4779" calcext:value-type="float">
            <text:p>6477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5079" calcext:value-type="float">
            <text:p>65079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5710" calcext:value-type="float">
            <text:p>65710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65829" calcext:value-type="float">
            <text:p>65829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5899" calcext:value-type="float">
            <text:p>6589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6200" calcext:value-type="float">
            <text:p>66200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6270" calcext:value-type="float">
            <text:p>6627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6549" calcext:value-type="float">
            <text:p>66549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6829" calcext:value-type="float">
            <text:p>66829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66918" calcext:value-type="float">
            <text:p>66918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006" calcext:value-type="float">
            <text:p>6700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67106" calcext:value-type="float">
            <text:p>6710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387" calcext:value-type="float">
            <text:p>67387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67657" calcext:value-type="float">
            <text:p>67657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7759" calcext:value-type="float">
            <text:p>6775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67848" calcext:value-type="float">
            <text:p>67848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938" calcext:value-type="float">
            <text:p>6793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68215" calcext:value-type="float">
            <text:p>68215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8474" calcext:value-type="float">
            <text:p>68474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68594" calcext:value-type="float">
            <text:p>68594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8654" calcext:value-type="float">
            <text:p>6865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8776" calcext:value-type="float">
            <text:p>68776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9033" calcext:value-type="float">
            <text:p>69033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69143" calcext:value-type="float">
            <text:p>69143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9213" calcext:value-type="float">
            <text:p>69213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9521" calcext:value-type="float">
            <text:p>69521</text:p>
          </table:table-cell>
          <table:table-cell/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9590" calcext:value-type="float">
            <text:p>6959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9892" calcext:value-type="float">
            <text:p>69892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9962" calcext:value-type="float">
            <text:p>6996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080" calcext:value-type="float">
            <text:p>70080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0330" calcext:value-type="float">
            <text:p>7033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70429" calcext:value-type="float">
            <text:p>70429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70983" calcext:value-type="float">
            <text:p>70983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71071" calcext:value-type="float">
            <text:p>7107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71171" calcext:value-type="float">
            <text:p>7117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261" calcext:value-type="float">
            <text:p>7126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71350" calcext:value-type="float">
            <text:p>71350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628" calcext:value-type="float">
            <text:p>71628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71730" calcext:value-type="float">
            <text:p>7173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1820" calcext:value-type="float">
            <text:p>7182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71909" calcext:value-type="float">
            <text:p>7190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2187" calcext:value-type="float">
            <text:p>72187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72277" calcext:value-type="float">
            <text:p>72277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2347" calcext:value-type="float">
            <text:p>7234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2654" calcext:value-type="float">
            <text:p>72654</text:p>
          </table:table-cell>
          <table:table-cell/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2907" calcext:value-type="float">
            <text:p>72907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73207" calcext:value-type="float">
            <text:p>73207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3277" calcext:value-type="float">
            <text:p>7327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3578" calcext:value-type="float">
            <text:p>73578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648" calcext:value-type="float">
            <text:p>7364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3769" calcext:value-type="float">
            <text:p>73769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3838" calcext:value-type="float">
            <text:p>73838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3957" calcext:value-type="float">
            <text:p>73957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8T12:56:22.406521927</dc:date>
    <meta:editing-duration>PT40S</meta:editing-duration>
    <meta:editing-cycles>1</meta:editing-cycles>
    <meta:document-statistic meta:table-count="1" meta:cell-count="78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95cm" svg:height="17.831cm" xlink:href=".." xlink:type="simple" chart:class="chart:scatter" chart:style-name="ch1">
        <chart:legend chart:legend-position="end" svg:x="33.314cm" svg:y="8.367cm" style:legend-expansion="high" chart:style-name="ch2"/>
        <chart:plot-area chart:style-name="ch3" table:cell-range-address="msecs.A1:msecs.C393" chart:data-source-has-labels="row" svg:x="0.699cm" svg:y="0.356cm" svg:width="31.916cm" svg:height="17.119cm">
          <chart:coordinate-region svg:x="1.691cm" svg:y="0.555cm" svg:width="30.459cm" svg:height="16.2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secs.B2:msecs.B393" chart:label-cell-address="msecs.B1:msecs.B1" chart:class="chart:scatter">
            <chart:domain table:cell-range-address="msecs.A2:msecs.A393"/>
            <chart:data-point chart:repeated="392"/>
          </chart:series>
          <chart:series chart:style-name="ch8" chart:values-cell-range-address="msecs.C2:msecs.C393" chart:label-cell-address="msecs.C1:msecs.C1" chart:class="chart:scatter">
            <chart:data-point chart:repeated="3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ace</text:p>
                <draw:g>
                  <svg:desc>msecs.B1:msecs.B1</svg:desc>
                </draw:g>
              </table:table-cell>
              <table:table-cell office:value-type="string">
                <text:p>mark</text:p>
                <draw:g>
                  <svg:desc>msecs.C1:msec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">
                <text:p>184</text:p>
                <draw:g>
                  <svg:desc>msecs.A2:msecs.A393</svg:desc>
                </draw:g>
              </table:table-cell>
              <table:table-cell office:value-type="float" office:value="184">
                <text:p>184</text:p>
                <draw:g>
                  <svg:desc>msecs.B2:msecs.B393</svg:desc>
                </draw:g>
              </table:table-cell>
              <table:table-cell office:value-type="float" office:value="NaN">
                <text:p>NaN</text:p>
                <draw:g>
                  <svg:desc>msecs.C2:msecs.C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9">
                <text:p>369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">
                <text:p>71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8">
                <text:p>90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7">
                <text:p>127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4">
                <text:p>1464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6">
                <text:p>3316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11">
                <text:p>3411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1">
                <text:p>350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83">
                <text:p>3783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72">
                <text:p>3872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50">
                <text:p>4150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9">
                <text:p>440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28">
                <text:p>4528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86">
                <text:p>4786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03">
                <text:p>4903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64">
                <text:p>496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71">
                <text:p>5271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41">
                <text:p>534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51">
                <text:p>5451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21">
                <text:p>552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41">
                <text:p>5641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92">
                <text:p>5892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79">
                <text:p>6179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69">
                <text:p>626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59">
                <text:p>6359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58">
                <text:p>6458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29">
                <text:p>6729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29">
                <text:p>682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18">
                <text:p>691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98">
                <text:p>7198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77">
                <text:p>7477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67">
                <text:p>7567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47">
                <text:p>7847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44">
                <text:p>7944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15">
                <text:p>8215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76">
                <text:p>8476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77">
                <text:p>8777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47">
                <text:p>884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48">
                <text:p>9148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5">
                <text:p>9405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14">
                <text:p>9514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44">
                <text:p>10144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25">
                <text:p>10425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04">
                <text:p>1070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84">
                <text:p>10984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74">
                <text:p>1107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354">
                <text:p>11354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43">
                <text:p>11443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26">
                <text:p>11726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52">
                <text:p>12352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462">
                <text:p>12462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33">
                <text:p>12533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844">
                <text:p>12844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914">
                <text:p>1291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06">
                <text:p>13206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467">
                <text:p>13467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578">
                <text:p>13578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650">
                <text:p>1365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41">
                <text:p>1374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27">
                <text:p>14027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97">
                <text:p>14297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398">
                <text:p>14398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88">
                <text:p>14488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77">
                <text:p>14577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8">
                <text:p>14858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136">
                <text:p>15136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234">
                <text:p>15234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324">
                <text:p>1532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13">
                <text:p>1541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72">
                <text:p>15672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84">
                <text:p>15784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54">
                <text:p>1585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162">
                <text:p>16162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31">
                <text:p>16231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31">
                <text:p>16531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0">
                <text:p>1660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21">
                <text:p>167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71">
                <text:p>1697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90">
                <text:p>17090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40">
                <text:p>1734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20">
                <text:p>1762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20">
                <text:p>1772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9">
                <text:p>1780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899">
                <text:p>1789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990">
                <text:p>17990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77">
                <text:p>1827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368">
                <text:p>18368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459">
                <text:p>18459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548">
                <text:p>1854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829">
                <text:p>18829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28">
                <text:p>18928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017">
                <text:p>19017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297">
                <text:p>19297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547">
                <text:p>1954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849">
                <text:p>19849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19">
                <text:p>1991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224">
                <text:p>20224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294">
                <text:p>2029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413">
                <text:p>20413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483">
                <text:p>2048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592">
                <text:p>20592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663">
                <text:p>20663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964">
                <text:p>20964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033">
                <text:p>21033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313">
                <text:p>21313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962">
                <text:p>21962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241">
                <text:p>22241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521">
                <text:p>22521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610">
                <text:p>2261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711">
                <text:p>2271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801">
                <text:p>2280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892">
                <text:p>228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982">
                <text:p>22982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081">
                <text:p>23081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171">
                <text:p>2317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430">
                <text:p>23430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539">
                <text:p>2353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167">
                <text:p>24167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287">
                <text:p>24287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356">
                <text:p>24356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472">
                <text:p>24472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542">
                <text:p>2454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842">
                <text:p>24842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912">
                <text:p>2491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011">
                <text:p>25011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282">
                <text:p>25282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382">
                <text:p>2538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473">
                <text:p>25473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745">
                <text:p>25745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846">
                <text:p>25846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934">
                <text:p>25934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213">
                <text:p>26213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303">
                <text:p>26303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584">
                <text:p>26584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673">
                <text:p>2667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301">
                <text:p>27301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420">
                <text:p>27420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672">
                <text:p>2767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975">
                <text:p>27975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053">
                <text:p>28053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163">
                <text:p>28163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421">
                <text:p>28421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722">
                <text:p>28722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793">
                <text:p>28793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883">
                <text:p>28883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982">
                <text:p>28982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251">
                <text:p>29251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351">
                <text:p>2935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440">
                <text:p>2944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720">
                <text:p>2972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999">
                <text:p>29999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088">
                <text:p>30088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188">
                <text:p>30188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278">
                <text:p>3027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554">
                <text:p>30554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653">
                <text:p>30653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923">
                <text:p>30923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181">
                <text:p>31181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482">
                <text:p>31482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552">
                <text:p>3155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670">
                <text:p>31670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741">
                <text:p>3174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041">
                <text:p>32041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111">
                <text:p>3211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230">
                <text:p>32230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479">
                <text:p>3247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578">
                <text:p>32578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668">
                <text:p>3266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948">
                <text:p>32948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037">
                <text:p>33037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136">
                <text:p>33136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225">
                <text:p>3322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315">
                <text:p>33315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594">
                <text:p>3359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876">
                <text:p>33876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965">
                <text:p>3396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252">
                <text:p>34252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341">
                <text:p>34341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619">
                <text:p>34619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877">
                <text:p>34877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87">
                <text:p>34987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056">
                <text:p>35056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365">
                <text:p>35365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434">
                <text:p>35434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736">
                <text:p>35736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806">
                <text:p>3580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916">
                <text:p>35916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173">
                <text:p>36173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263">
                <text:p>36263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543">
                <text:p>36543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822">
                <text:p>36822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921">
                <text:p>36921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011">
                <text:p>3701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101">
                <text:p>3710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201">
                <text:p>3720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470">
                <text:p>37470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570">
                <text:p>3757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660">
                <text:p>3766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752">
                <text:p>3775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036">
                <text:p>38036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127">
                <text:p>38127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217">
                <text:p>38217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497">
                <text:p>38497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127">
                <text:p>39127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425">
                <text:p>39425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685">
                <text:p>39685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796">
                <text:p>39796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866">
                <text:p>3986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985">
                <text:p>39985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053">
                <text:p>40053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143">
                <text:p>40143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233">
                <text:p>40233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332">
                <text:p>40332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611">
                <text:p>40611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702">
                <text:p>40702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792">
                <text:p>40792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079">
                <text:p>41079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351">
                <text:p>41351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630">
                <text:p>41630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262">
                <text:p>42262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379">
                <text:p>42379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448">
                <text:p>4244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749">
                <text:p>42749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000">
                <text:p>43000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307">
                <text:p>43307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377">
                <text:p>4337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488">
                <text:p>43488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749">
                <text:p>43749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019">
                <text:p>44019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119">
                <text:p>4411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09">
                <text:p>44209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297">
                <text:p>44297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578">
                <text:p>44578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676">
                <text:p>44676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958">
                <text:p>44958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5226">
                <text:p>45226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5511">
                <text:p>45511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601">
                <text:p>4560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882">
                <text:p>45882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952">
                <text:p>4595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249">
                <text:p>46249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509">
                <text:p>46509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809">
                <text:p>46809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879">
                <text:p>4687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000">
                <text:p>47000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7247">
                <text:p>47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365">
                <text:p>4736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7996">
                <text:p>47996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8275">
                <text:p>48275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8365">
                <text:p>4836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8462">
                <text:p>48462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8552">
                <text:p>48552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8832">
                <text:p>48832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8921">
                <text:p>48921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9011">
                <text:p>4901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9291">
                <text:p>49291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9391">
                <text:p>4939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9481">
                <text:p>4948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9762">
                <text:p>49762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011">
                <text:p>50011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320">
                <text:p>50320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390">
                <text:p>5039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499">
                <text:p>5049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1131">
                <text:p>51131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242">
                <text:p>51242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1498">
                <text:p>51498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1778">
                <text:p>51778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1877">
                <text:p>51877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968">
                <text:p>51968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057">
                <text:p>52057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147">
                <text:p>52147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2426">
                <text:p>52426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526">
                <text:p>52526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615">
                <text:p>5261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2706">
                <text:p>52706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2984">
                <text:p>52984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3263">
                <text:p>53263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522">
                <text:p>53522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631">
                <text:p>53631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702">
                <text:p>5370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4012">
                <text:p>54012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4073">
                <text:p>54073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4192">
                <text:p>54192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262">
                <text:p>5426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4562">
                <text:p>54562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4631">
                <text:p>54631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4752">
                <text:p>54752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4821">
                <text:p>54821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120">
                <text:p>55120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6681">
                <text:p>56681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772">
                <text:p>56772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6861">
                <text:p>56861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7140">
                <text:p>57140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7210">
                <text:p>5721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7517">
                <text:p>57517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7769">
                <text:p>57769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7889">
                <text:p>57889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8137">
                <text:p>58137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8258">
                <text:p>58258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8327">
                <text:p>58327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8625">
                <text:p>58625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8697">
                <text:p>5869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8816">
                <text:p>58816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885">
                <text:p>58885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975">
                <text:p>58975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253">
                <text:p>59253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534">
                <text:p>59534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623">
                <text:p>59623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724">
                <text:p>59724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814">
                <text:p>5981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0093">
                <text:p>60093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0182">
                <text:p>60182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282">
                <text:p>6028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0558">
                <text:p>60558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0840">
                <text:p>60840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0910">
                <text:p>6091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1209">
                <text:p>61209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1279">
                <text:p>6127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1580">
                <text:p>61580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1833">
                <text:p>6183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137">
                <text:p>62137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207">
                <text:p>6220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505">
                <text:p>62505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2767">
                <text:p>62767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856">
                <text:p>6285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3508">
                <text:p>63508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3787">
                <text:p>63787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4066">
                <text:p>64066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4336">
                <text:p>6433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4435">
                <text:p>64435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4709">
                <text:p>64709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4779">
                <text:p>6477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5079">
                <text:p>65079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5710">
                <text:p>65710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829">
                <text:p>65829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5899">
                <text:p>6589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6200">
                <text:p>66200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6270">
                <text:p>662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6549">
                <text:p>66549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6829">
                <text:p>66829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6918">
                <text:p>6691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7006">
                <text:p>67006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7106">
                <text:p>67106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7387">
                <text:p>67387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7657">
                <text:p>67657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7759">
                <text:p>67759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7848">
                <text:p>6784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7938">
                <text:p>6793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8215">
                <text:p>68215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8474">
                <text:p>68474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8594">
                <text:p>68594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8654">
                <text:p>6865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8776">
                <text:p>68776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9033">
                <text:p>69033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9143">
                <text:p>69143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9213">
                <text:p>6921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9521">
                <text:p>69521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9590">
                <text:p>6959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892">
                <text:p>69892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962">
                <text:p>6996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080">
                <text:p>70080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330">
                <text:p>7033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429">
                <text:p>7042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700">
                <text:p>70700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983">
                <text:p>70983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1071">
                <text:p>71071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1171">
                <text:p>7117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1261">
                <text:p>7126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1350">
                <text:p>7135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1628">
                <text:p>7162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1730">
                <text:p>71730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820">
                <text:p>7182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1909">
                <text:p>7190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2187">
                <text:p>72187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2277">
                <text:p>72277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2347">
                <text:p>7234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2654">
                <text:p>72654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2907">
                <text:p>72907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3207">
                <text:p>73207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3277">
                <text:p>7327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3578">
                <text:p>73578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3648">
                <text:p>7364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769">
                <text:p>73769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3838">
                <text:p>7383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957">
                <text:p>7395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